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0897" officeooo:paragraph-rsid="00030897"/>
    </style:style>
    <style:style style:name="P2" style:family="paragraph" style:parent-style-name="Standard">
      <style:text-properties officeooo:rsid="00030897" officeooo:paragraph-rsid="0009094f"/>
    </style:style>
    <style:style style:name="P3" style:family="paragraph" style:parent-style-name="Standard">
      <style:text-properties officeooo:rsid="0005089b" officeooo:paragraph-rsid="0005089b"/>
    </style:style>
    <style:style style:name="P4" style:family="paragraph" style:parent-style-name="Standard">
      <style:text-properties officeooo:rsid="0005089b" officeooo:paragraph-rsid="0009094f"/>
    </style:style>
    <style:style style:name="P5" style:family="paragraph" style:parent-style-name="Standard">
      <style:text-properties officeooo:rsid="0006d036" officeooo:paragraph-rsid="0006d036"/>
    </style:style>
    <style:style style:name="P6" style:family="paragraph" style:parent-style-name="Standard">
      <style:text-properties officeooo:rsid="0006d036" officeooo:paragraph-rsid="0007d0a9"/>
    </style:style>
    <style:style style:name="P7" style:family="paragraph" style:parent-style-name="Standard">
      <style:text-properties officeooo:rsid="0006d036" officeooo:paragraph-rsid="0009094f"/>
    </style:style>
    <style:style style:name="P8" style:family="paragraph" style:parent-style-name="Standard">
      <style:paragraph-properties fo:text-align="center" style:justify-single-word="false"/>
      <style:text-properties officeooo:rsid="0006d036" officeooo:paragraph-rsid="0009094f"/>
    </style:style>
    <style:style style:name="P9" style:family="paragraph" style:parent-style-name="Standard">
      <style:text-properties fo:font-weight="bold" officeooo:rsid="0006d036" officeooo:paragraph-rsid="0006d036" style:font-weight-asian="bold" style:font-weight-complex="bold"/>
    </style:style>
    <style:style style:name="P10" style:family="paragraph" style:parent-style-name="Standard">
      <style:text-properties fo:font-weight="bold" officeooo:rsid="0006d036" officeooo:paragraph-rsid="0007d0a9" style:font-weight-asian="bold" style:font-weight-complex="bold"/>
    </style:style>
    <style:style style:name="P11" style:family="paragraph" style:parent-style-name="Standard">
      <style:text-properties fo:font-weight="bold" officeooo:rsid="0006d036" officeooo:paragraph-rsid="0009094f" style:font-weight-asian="bold" style:font-weight-complex="bold"/>
    </style:style>
    <style:style style:name="P12" style:family="paragraph" style:parent-style-name="Standard">
      <style:text-properties officeooo:rsid="0007d0a9" officeooo:paragraph-rsid="0007d0a9"/>
    </style:style>
    <style:style style:name="P13" style:family="paragraph" style:parent-style-name="Standard">
      <style:text-properties officeooo:rsid="0007d0a9" officeooo:paragraph-rsid="0009094f"/>
    </style:style>
    <style:style style:name="P14" style:family="paragraph" style:parent-style-name="Standard">
      <style:paragraph-properties fo:break-before="column"/>
      <style:text-properties fo:font-weight="bold" officeooo:rsid="0006d036" officeooo:paragraph-rsid="0009094f" style:font-weight-asian="bold" style:font-weight-complex="bold"/>
    </style:style>
    <style:style style:name="P15" style:family="paragraph" style:parent-style-name="Standard" style:list-style-name="L1">
      <style:text-properties officeooo:rsid="00030897" officeooo:paragraph-rsid="00030897"/>
    </style:style>
    <style:style style:name="P16" style:family="paragraph" style:parent-style-name="Standard" style:list-style-name="L1">
      <style:text-properties officeooo:rsid="00030897" officeooo:paragraph-rsid="0009094f"/>
    </style:style>
    <style:style style:name="P17" style:family="paragraph" style:parent-style-name="Standard" style:list-style-name="L1">
      <style:text-properties officeooo:rsid="0004f85c" officeooo:paragraph-rsid="0004f85c"/>
    </style:style>
    <style:style style:name="P18" style:family="paragraph" style:parent-style-name="Standard" style:list-style-name="L1">
      <style:text-properties officeooo:rsid="0004f85c" officeooo:paragraph-rsid="0009094f"/>
    </style:style>
    <style:style style:name="P19" style:family="paragraph" style:parent-style-name="Standard">
      <style:text-properties officeooo:rsid="0007d0a9" officeooo:paragraph-rsid="0007d0a9"/>
    </style:style>
    <style:style style:name="P20" style:family="paragraph" style:parent-style-name="Standard">
      <style:text-properties officeooo:rsid="0007d0a9" officeooo:paragraph-rsid="0009094f"/>
    </style:style>
    <style:style style:name="P21" style:family="paragraph" style:parent-style-name="Standard">
      <style:text-properties officeooo:rsid="0005089b" officeooo:paragraph-rsid="00092a17"/>
    </style:style>
    <style:style style:name="T1" style:family="text">
      <style:text-properties officeooo:rsid="0004f85c"/>
    </style:style>
    <style:style style:name="T2" style:family="text">
      <style:text-properties officeooo:rsid="0006d036"/>
    </style:style>
    <style:style style:name="T3" style:family="text">
      <style:text-properties officeooo:rsid="0007d0a9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9094f"/>
    </style:style>
    <style:style style:name="T6" style:family="text">
      <style:text-properties officeooo:rsid="00092a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ypes d’informations</text:p>
      <text:p text:style-name="P1"/>
      <text:p text:style-name="P1">Exemples de types d’informations traitées par un ordinateur<text:span text:style-name="T1"> (si vous avez d’autres idées au cours de l’année, n’hésitez pas à en parler au professeur)</text:span> :</text:p>
      <text:p text:style-name="P1"/>
      <text:list xml:id="list1037869486" text:style-name="L1">
        <text:list-item>
          <text:p text:style-name="P15">des images, videos, textes (mis en forme ou non), sons, musiques</text:p>
        </text:list-item>
        <text:list-item>
          <text:p text:style-name="P15">des dates (J/M/A), horaires, durées</text:p>
        </text:list-item>
        <text:list-item>
          <text:p text:style-name="P15">des localisations (coordonnées GPS ou adresse postale)</text:p>
        </text:list-item>
        <text:list-item>
          <text:p text:style-name="P15">des nombres pour décrire des données comme le poids d’une personne, le nombre d’enfants par famille, la température, le volume d’une télévision (en décibels ou le réglage de 0 à 100)</text:p>
        </text:list-item>
        <text:list-item>
          <text:p text:style-name="P17">des nombres et textes informatiques : URLs IPs</text:p>
        </text:list-item>
        <text:list-item>
          <text:p text:style-name="P17">des <text:span text:style-name="T2">fichiers, </text:span>programmes informatiques, fonctions, logiciels et applications (quand on les télécharge et les installe par exemple)</text:p>
        </text:list-item>
      </text:list>
      <text:p text:style-name="P1"/>
      <text:p text:style-name="P8">TOUT CECI EST CODÉ EN BINAIRE</text:p>
      <text:p text:style-name="P8">POUR ÊTRE MANIPULÉ<text:span text:style-name="T5"> PAR UN ORDINATEUR</text:span> !</text:p>
      <text:p text:style-name="P5"/>
      <text:p text:style-name="P12">On regroupe souvent les chiffres binaires (<text:span text:style-name="T4">bits</text:span>) 0 et 1 par 8 pour former un <text:span text:style-name="T4">octet</text:span> (<text:span text:style-name="T4">byte</text:span> en anglais).</text:p>
      <text:p text:style-name="P1"/>
      <text:p text:style-name="P1">Attention, les FPS représentent la quantité d’images calculées par secondes lors d’un jeu, et la fréquence se <text:span text:style-name="T1">rafraîchissement</text:span> est mesurée en Herz.<text:span text:style-name="T1"> Ils ne sont pas vraiment « manipulés, transmis et reçus » pas des ordinateurs.</text:span></text:p>
      <text:p text:style-name="P1"/>
      <text:p text:style-name="P10">Nombre de couleurs</text:p>
      <text:p text:style-name="P10"/>
      <text:p text:style-name="P6">Une image se décompose en pixels, chacun ayant une couleur codée sur 3 octets (3×8 chiffres binaires ou 3×8 bits) car chaque canal<text:span text:style-name="T3">, </text:span>Rouge, Vert et Bleu<text:span text:style-name="T3">,</text:span> est codé sur un octet.</text:p>
      <text:p text:style-name="P12">Combien de couleurs différentes peut-on coder ?</text:p>
      <text:p text:style-name="P10"/>
      <text:p text:style-name="P10">Nombres relatifs</text:p>
      <text:p text:style-name="P1"/>
      <text:p text:style-name="P3">Nous savons maintenant coder un nombre entier en binaire.</text:p>
      <text:p text:style-name="P3">Sur 1 octet (8 chiffres binaires, ou <text:span text:style-name="T2">8 </text:span>bits), nous pouvons coder ........ nombres<text:span text:style-name="T2"> </text:span>entiers positifs (de ..... à .........).</text:p>
      <text:p text:style-name="P3">Comment peut-on s’organiser pour coder des nombres entiers relatifs (positifs et négatifs)<text:span text:style-name="T6"> sur 8 bits</text:span> ?</text:p>
      <text:p text:style-name="P14">Types d’informations</text:p>
      <text:p text:style-name="P2"/>
      <text:p text:style-name="P2">Exemples de types d’informations traitées par un ordinateur<text:span text:style-name="T1"> (si vous avez d’autres idées au cours de l’année, n’hésitez pas à en parler au professeur)</text:span> :</text:p>
      <text:p text:style-name="P2"/>
      <text:list xml:id="list141207675816887" text:continue-numbering="true" text:style-name="L1">
        <text:list-item>
          <text:p text:style-name="P16">des images, videos, textes (mis en forme ou non), sons, musiques</text:p>
        </text:list-item>
        <text:list-item>
          <text:p text:style-name="P16">des dates (J/M/A), horaires, durées</text:p>
        </text:list-item>
        <text:list-item>
          <text:p text:style-name="P16">des localisations (coordonnées GPS ou adresse postale)</text:p>
        </text:list-item>
        <text:list-item>
          <text:p text:style-name="P16">des nombres pour décrire des données comme le poids d’une personne, le nombre d’enfants par famille, la température, le volume d’une télévision (en décibels ou le réglage de 0 à 100)</text:p>
        </text:list-item>
        <text:list-item>
          <text:p text:style-name="P18">des nombres et textes informatiques : URLs IPs</text:p>
        </text:list-item>
        <text:list-item>
          <text:p text:style-name="P18">des <text:span text:style-name="T2">fichiers, </text:span>programmes informatiques, fonctions, logiciels et applications (quand on les télécharge et les installe par exemple)</text:p>
        </text:list-item>
      </text:list>
      <text:p text:style-name="P2"/>
      <text:p text:style-name="P8">TOUT CECI EST CODÉ EN BINAIRE</text:p>
      <text:p text:style-name="P8">POUR ÊTRE MANIPULÉ<text:span text:style-name="T5"> PAR UN ORDINATEUR</text:span> !</text:p>
      <text:p text:style-name="P7"/>
      <text:p text:style-name="P13">On regroupe souvent les chiffres binaires (<text:span text:style-name="T4">bits</text:span>) 0 et 1 par 8 pour former un <text:span text:style-name="T4">octet</text:span> (<text:span text:style-name="T4">byte</text:span> en anglais).</text:p>
      <text:p text:style-name="P2"/>
      <text:p text:style-name="P2">Attention, les FPS représentent la quantité d’images calculées par secondes lors d’un jeu, et la fréquence se <text:span text:style-name="T1">rafraîchissement</text:span> est mesurée en Herz.<text:span text:style-name="T1"> Ils ne sont pas vraiment « manipulés, transmis et reçus » pas des ordinateurs.</text:span></text:p>
      <text:p text:style-name="P2"/>
      <text:p text:style-name="P11">Nombre de couleurs</text:p>
      <text:p text:style-name="P11"/>
      <text:p text:style-name="P7">Une image se décompose en pixels, chacun ayant une couleur codée sur 3 octets (3×8 chiffres binaires ou 3×8 bits) car chaque canal<text:span text:style-name="T3">, </text:span>Rouge, Vert et Bleu<text:span text:style-name="T3">,</text:span> est codé sur un octet.</text:p>
      <text:p text:style-name="P13">Combien de couleurs différentes peut-on coder ?</text:p>
      <text:p text:style-name="P11"/>
      <text:p text:style-name="P11">Nombres relatifs</text:p>
      <text:p text:style-name="P2"/>
      <text:p text:style-name="P4">Nous savons maintenant coder un nombre entier en binaire.</text:p>
      <text:p text:style-name="P4">Sur 1 octet (8 chiffres binaires, ou <text:span text:style-name="T2">8 </text:span>bits), nous pouvons coder ........ nombres<text:span text:style-name="T2"> </text:span>entiers positifs (de ..... à .........).</text:p>
      <text:p text:style-name="P21">Comment peut-on s’organiser pour coder des nombres entiers relatifs (positifs et négatifs)<text:span text:style-name="T6"> sur 8 bits</text:span>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8T14:26:20.529000000</meta:creation-date>
    <meta:print-date>2023-09-18T14:29:49.261000000</meta:print-date>
    <dc:date>2024-09-22T14:12:07.413094359</dc:date>
    <meta:editing-duration>PT2H21M27S</meta:editing-duration>
    <meta:editing-cycles>7</meta:editing-cycles>
    <meta:generator>LibreOffice/6.0.7.3$Linux_X86_64 LibreOffice_project/00m0$Build-3</meta:generator>
    <dc:creator>Christophe Gragnic</dc:creator>
    <meta:document-statistic meta:table-count="0" meta:image-count="0" meta:object-count="0" meta:page-count="1" meta:paragraph-count="38" meta:word-count="538" meta:character-count="3242" meta:non-whitespace-character-count="2754"/>
  </office:meta>
</office:document-meta>
</file>